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s_InitGrille.c</text:p>
      <text:p text:style-name="Standard">--------------------------------</text:p>
      <text:p text:style-name="Standard">cas valides<text:tab/><text:tab/>jeu de test<text:tab/><text:tab/>Résultats</text:p>
      <text:p text:style-name="Standard"/>
      <text:p text:style-name="Standard">caractere spécial<text:tab/><text:tab/>.<text:tab/><text:tab/>caractère valide</text:p>
      <text:p text:style-name="Standard"/>
      <text:p text:style-name="Standard"/>
      <text:p text:style-name="Standard"/>
      <text:p text:style-name="Standard">cas invalides<text:tab/><text:tab/>jeu de test<text:tab/><text:tab/>Résultats</text:p>
      <text:p text:style-name="Standard"/>
      <text:p text:style-name="Standard">caracetere lettre min<text:tab/><text:tab/>a,b,z<text:tab/><text:tab/>caracetere invalide</text:p>
      <text:p text:style-name="Standard">caracetere lettre maj<text:tab/><text:tab/>A,B,D<text:tab/><text:tab/>caracetere invalide<text:tab/></text:p>
      <text:p text:style-name="Standard">caracetere chiffre<text:tab/><text:tab/>0,5,7<text:tab/><text:tab/>caracetere invalide</text:p>
      <text:p text:style-name="Standard">caracetere spécial <text:tab/><text:tab/>!,?<text:tab/><text:tab/>caracetere invalide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14T11:55:56.69</meta:creation-date>
    <dc:date>2020-05-14T12:02:46.26</dc:date>
    <meta:editing-duration>PT6M47S</meta:editing-duration>
    <meta:editing-cycles>6</meta:editing-cycles>
    <meta:generator>OpenOffice/4.1.6$Win32 OpenOffice.org_project/416m1$Build-9790</meta:generator>
    <meta:document-statistic meta:table-count="0" meta:image-count="0" meta:object-count="0" meta:page-count="1" meta:paragraph-count="9" meta:word-count="41" meta:character-count="350"/>
  </office:meta>
</office:document-meta>
</file>